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fo:font-weight="bold" officeooo:rsid="001648ab" officeooo:paragraph-rsid="001648ab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0pt" fo:font-weight="bold" officeooo:rsid="0011ea52" officeooo:paragraph-rsid="0011ea52" style:font-size-asian="10pt" style:font-weight-asian="bold" style:font-size-complex="10pt" style:font-weight-complex="bold"/>
    </style:style>
    <style:style style:name="P3" style:family="paragraph" style:parent-style-name="Text_20_body">
      <style:text-properties officeooo:paragraph-rsid="001648ab"/>
    </style:style>
    <style:style style:name="P4" style:family="paragraph" style:parent-style-name="Text_20_body">
      <style:paragraph-properties fo:break-before="page"/>
      <style:text-properties officeooo:paragraph-rsid="001648ab"/>
    </style:style>
    <style:style style:name="P5" style:family="paragraph" style:parent-style-name="Text_20_body">
      <style:text-properties officeooo:paragraph-rsid="00208eee"/>
    </style:style>
    <style:style style:name="P6" style:family="paragraph" style:parent-style-name="Text_20_body">
      <style:text-properties officeooo:rsid="0022353d" officeooo:paragraph-rsid="0022353d"/>
    </style:style>
    <style:style style:name="P7" style:family="paragraph" style:parent-style-name="Text_20_body">
      <style:text-properties officeooo:rsid="002390fb" officeooo:paragraph-rsid="002390fb"/>
    </style:style>
    <style:style style:name="P8" style:family="paragraph" style:parent-style-name="Text_20_body">
      <style:text-properties officeooo:rsid="00253678" officeooo:paragraph-rsid="00253678"/>
    </style:style>
    <style:style style:name="P9" style:family="paragraph" style:parent-style-name="Text_20_body">
      <style:text-properties officeooo:rsid="002701f1" officeooo:paragraph-rsid="002701f1"/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Heading_20_2">
      <style:text-properties officeooo:rsid="00208eee" officeooo:paragraph-rsid="00208eee"/>
    </style:style>
    <style:style style:name="P12" style:family="paragraph" style:parent-style-name="Text_20_body" style:list-style-name="L1">
      <style:text-properties officeooo:rsid="00253678" officeooo:paragraph-rsid="00253678"/>
    </style:style>
    <style:style style:name="P13" style:family="paragraph" style:parent-style-name="Text_20_body" style:list-style-name="L1">
      <style:text-properties officeooo:rsid="002701f1" officeooo:paragraph-rsid="002701f1"/>
    </style:style>
    <style:style style:name="T1" style:family="text">
      <style:text-properties officeooo:rsid="00253678"/>
    </style:style>
    <style:style style:name="T2" style:family="text">
      <style:text-properties officeooo:rsid="002701f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lass Notes</text:h>
      <text:p text:style-name="Text_20_body"/>
      <text:h text:style-name="P11" text:outline-level="2">Lack of implementation plan</text:h>
      <text:p text:style-name="P5"/>
      <text:p text:style-name="P6">Assessment</text:p>
      <text:p text:style-name="P6">1. Validity</text:p>
      <text:p text:style-name="P6">- concept validity</text:p>
      <text:p text:style-name="P6">- content validity – hidden effects</text:p>
      <text:p text:style-name="P6">- correlation validy</text:p>
      <text:p text:style-name="P6"/>
      <text:p text:style-name="P6">2. Accuracy</text:p>
      <text:p text:style-name="P6">- false positive and negatives</text:p>
      <text:p text:style-name="P6"/>
      <text:p text:style-name="P6">3. Reliability</text:p>
      <text:p text:style-name="P6">- do we get consistent result</text:p>
      <text:p text:style-name="P6"/>
      <text:p text:style-name="P6">4. Comprehensive</text:p>
      <text:p text:style-name="P6">- can it handle all possible inputs, even the wrong</text:p>
      <text:p text:style-name="P6"/>
      <text:p text:style-name="P6"/>
      <text:p text:style-name="P3"/>
      <text:p text:style-name="P7">Risks and concerts</text:p>
      <text:p text:style-name="P7">1. Data subversion</text:p>
      <text:p text:style-name="P7">2. Performance degradation in workflows. Acceptance testing by end user</text:p>
      <text:p text:style-name="P7">4. Handle attacks – handle deliberate use of bad <text:span text:style-name="T1">data</text:span></text:p>
      <text:p text:style-name="P8">5. Define what are acceptable rates of error.</text:p>
      <text:p text:style-name="P8">6. Lack of mitigation for failure</text:p>
      <text:p text:style-name="P4"/>
      <text:p text:style-name="P8">Issues</text:p>
      <text:list xml:id="list2770210460" text:style-name="L1">
        <text:list-item>
          <text:p text:style-name="P12">Legal liability and accountability</text:p>
        </text:list-item>
        <text:list-item>
          <text:p text:style-name="P12">Should and AI have a security clearance?</text:p>
        </text:list-item>
        <text:list-item>
          <text:p text:style-name="P13">Models and data should be locked down</text:p>
        </text:list-item>
      </text:list>
      <text:p text:style-name="P8"/>
      <text:p text:style-name="P8">Other people’s AI.</text:p>
      <text:p text:style-name="P8">1. Spoofing – generating bogus credentials or biometr<text:span text:style-name="T2">ic</text:span>s</text:p>
      <text:p text:style-name="P8">2. Generation of realistic by fake tax data <text:span text:style-name="T2">or financial</text:span></text:p>
      <text:p text:style-name="P9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9.99pt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pt" fo:margin-bottom="7.99pt" style:contextual-spacing="false" fo:line-height="115%" fo:text-align="justify" style:justify-single-word="false" fo:hyphenation-ladder-count="no-limit" style:page-number="auto"/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0.01pt" fo:margin-bottom="6.01pt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2_20_Blue" style:display-name="Heading 2 Blue" style:family="paragraph" style:parent-style-name="Heading_20_2" style:next-style-name="Text_20_body" style:default-outline-level="" style:list-style-name="">
      <style:text-properties fo:color="#2a6099" loext:opacity="100%"/>
    </style:style>
    <style:style style:name="Heading_20__20_3_20_Red" style:display-name="Heading  3 Red" style:family="paragraph" style:parent-style-name="Heading_20_3" style:next-style-name="Text_20_body" style:default-outline-level="" style:list-style-name="">
      <style:text-properties fo:color="#bf0041" loext:opacity="100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7pt" fo:margin-bottom="6.01pt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atestamp" style:family="paragraph" style:parent-style-name="Heading_20_4" style:next-style-name="Text_20_body" style:default-outline-level="" style:list-style-name="">
      <style:paragraph-properties fo:text-align="end" style:justify-single-word="false"/>
      <style:text-properties fo:color="#158466" loext:opacity="100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1.99pt" fo:margin-bottom="6.01pt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pt" fo:margin-bottom="0pt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weight="bold" officeooo:rsid="001648ab" officeooo:paragraph-rsid="001648ab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0pt" fo:font-weight="bold" officeooo:rsid="0011ea52" officeooo:paragraph-rsid="0011ea52" style:font-size-asian="10pt" style:font-weight-asian="bold" style:font-size-complex="10pt" style:font-weight-complex="bold"/>
    </style:style>
    <style:style style:name="MT1" style:family="text">
      <style:text-properties officeooo:rsid="00253678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>
        <style:header-footer-properties fo:min-height="28.4pt" fo:margin-left="0pt" fo:margin-right="0pt" fo:margin-bottom="14.2pt" fo:background-color="transparent" style:dynamic-spacing="false" draw:fill="none" draw:fill-color="#729fcf"/>
      </style:header-style>
      <style:footer-style>
        <style:header-footer-properties fo:min-height="28.4pt" fo:margin-left="0pt" fo:margin-right="0pt" fo:margin-top="14.2pt" fo:background-color="transparent" style:dynamic-spacing="false" draw:fill="none" draw:fill-color="#729fcf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I</text:span> Class Notes</text:p>
      </style:header>
      <style:footer>
        <text:p text:style-name="MP2">Page <text:page-number text:select-page="current">2</text:page-number><text:s/>of <text:page-count>2</text:page-count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2T03:39:43.267595514</meta:creation-date>
    <meta:editing-duration>PT2H57M56S</meta:editing-duration>
    <meta:editing-cycles>7</meta:editing-cycles>
    <meta:generator>LibreOffice/7.3.4.2$Windows_X86_64 LibreOffice_project/728fec16bd5f605073805c3c9e7c4212a0120dc5</meta:generator>
    <dc:title>Base</dc:title>
    <dc:date>2024-07-16T17:04:29.142000000</dc:date>
    <meta:document-statistic meta:table-count="0" meta:image-count="0" meta:object-count="0" meta:page-count="2" meta:paragraph-count="28" meta:word-count="135" meta:character-count="799" meta:non-whitespace-character-count="692"/>
    <meta:template xlink:type="simple" xlink:actuate="onRequest" xlink:title="Base" xlink:href="../../../.config/libreoffice/4/user/template/Base.ott" meta:date="2024-02-12T03:39:43.077115433"/>
  </office:meta>
</office:document-meta>
</file>